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2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3" style:family="paragraph" style:parent-style-name="Standard">
      <style:text-properties style:font-name="LM Mono 10" fo:font-size="12pt" officeooo:rsid="0011c70d" officeooo:paragraph-rsid="0011c70d" style:font-size-asian="12pt" style:font-size-complex="12pt"/>
    </style:style>
    <style:style style:name="P4" style:family="paragraph" style:parent-style-name="Standard">
      <style:text-properties style:font-name="LM Mono 10" fo:font-size="12pt" officeooo:rsid="0013a7fc" officeooo:paragraph-rsid="0013a7fc" style:font-size-asian="12pt" style:font-size-complex="12pt"/>
    </style:style>
    <style:style style:name="P5" style:family="paragraph" style:parent-style-name="Standard">
      <style:text-properties style:font-name="LM Mono 10" officeooo:rsid="0011c70d" officeooo:paragraph-rsid="0011c70d"/>
    </style:style>
    <style:style style:name="P6" style:family="paragraph" style:parent-style-name="Standard">
      <style:paragraph-properties fo:break-before="page"/>
      <style:text-properties style:font-name="LM Mono 10" fo:font-size="12pt" officeooo:rsid="0011c70d" officeooo:paragraph-rsid="0011c70d" style:font-size-asian="12pt" style:font-size-complex="12pt"/>
    </style:style>
    <style:style style:name="P7" style:family="paragraph" style:parent-style-name="Standard">
      <style:text-properties officeooo:paragraph-rsid="0013a7fc"/>
    </style:style>
    <style:style style:name="P8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T1" style:family="text">
      <style:text-properties style:font-name="LM Mono 10" fo:font-size="12pt" officeooo:rsid="0013a7fc" style:font-size-asian="12pt" style:font-size-complex="12pt"/>
    </style:style>
    <style:style style:name="T2" style:family="text">
      <style:text-properties officeooo:rsid="0016fc37"/>
    </style:style>
  </office:automatic-styles>
  <office:body>
    <office:text text:use-soft-page-breaks="true">
      <text:tracked-changes text:track-changes="false">
        <text:changed-region xml:id="ct56286784" text:id="ct56286784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3817024" text:id="ct53817024">
          <text:deletion>
            <office:change-info>
              <dc:creator>Anni </dc:creator>
              <dc:date>2017-01-31T13:22:00</dc:date>
            </office:change-info>
            <text:p text:style-name="P1"><text:s/>for matrix6 and matrix100 were 23.270612 and 14.725804 respectively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. 3</text:p>
      <text:p text:style-name="P5"/>
      <text:p text:style-name="P5"><text:tab/>I compiled LAPACK with lines 19-24 changed to following in make.inc because running tests caused segfault with -frecursive:</text:p>
      <text:p text:style-name="P5"><text:tab/>FORTRAN <text:s/>= gfortran</text:p>
      <text:p text:style-name="P5"><text:tab/>OPTS <text:s text:c="4"/>= -O2</text:p>
      <text:p text:style-name="P5"><text:tab/>DRVOPTS <text:s/>= $(OPTS)</text:p>
      <text:p text:style-name="P5"><text:tab/>NOOPT <text:s text:c="3"/>= -O0</text:p>
      <text:p text:style-name="P5"><text:tab/>LOADER <text:s text:c="2"/>= gfortran</text:p>
      <text:p text:style-name="P5"><text:tab/>LOADOPTS =</text:p>
      <text:p text:style-name="P5"><text:tab/></text:p>
      <text:p text:style-name="P5"><text:tab/>Then I compiled fortran version of the given program with "gfortran -o ex2_p3 ex2_p3.f90 -llapack -lblas" (flags to link lapack) and ran it first with "./ex2_p3 &lt; matrix6" which yielded following x:</text:p>
      <text:p text:style-name="P5">-22.413899 <text:s text:c="6"/>12.990382 <text:s text:c="6"/>29.555568 <text:s text:c="5"/>-9.3848441 <text:s text:c="5"/>-21.079137 <text:s text:c="6"/>10.385575</text:p>
      <text:p text:style-name="P5"><text:tab/></text:p>
      <text:p text:style-name="P5"><text:tab/></text:p>
      <text:p text:style-name="P5"><text:tab/>After that I gave it matrix100, vector x for which was following:</text:p>
      <text:p text:style-name="P5"><text:tab/></text:p>
      <text:p text:style-name="P3"><text:s text:c="3"/>7.2144883 <text:s text:c="6"/>11.163655 <text:s text:c="6"/>3.0358445 <text:s text:c="6"/>1.0799059 <text:s text:c="6"/>1.8689894 <text:s text:c="6"/>4.7119332 <text:s text:c="5"/>-8.2343102 <text:s text:c="6"/>5.5900076 <text:s text:c="5"/>-4.1903471 <text:s text:c="5"/>-3.5101576 <text:s text:c="6"/>10.645714 <text:s text:c="5"/>-4.0814602 <text:s text:c="5"/>-8.6241006 <text:s text:c="4"/>-0.63710851 <text:s text:c="6"/>2.7890658 <text:s text:c="6"/>8.7764311 <text:s text:c="5"/>-4.1028957 <text:s text:c="5"/>-4.7785748 <text:s text:c="5"/>-4.4614943 <text:s text:c="5"/>-11.498610 <text:s text:c="3"/></text:p>
      <text:p text:style-name="P3"><text:s text:c="2"/>-11.963623 <text:s text:c="6"/>11.075400 <text:s text:c="6"/>5.6697070 <text:s text:c="6"/>3.5490224 <text:s text:c="5"/>0.58301116E-01 <text:s/>-5.0599416 <text:s text:c="5"/>-1.9754759 <text:s text:c="5"/>-1.2538670 <text:s text:c="5"/>-3.8985944 <text:s text:c="6"/>8.2744529 <text:s text:c="5"/>-5.6839025 <text:s text:c="5"/>-5.6691980 <text:s text:c="5"/>0.37960791 <text:s text:c="5"/>-4.1624764 <text:s text:c="6"/>10.597685 <text:s text:c="4"/>-0.34778509 <text:s text:c="5"/>-1.6239494 <text:s text:c="5"/>-3.8423147 <text:s text:c="5"/>-4.8322450 <text:s text:c="5"/>0.62900360 <text:s text:c="3"/></text:p>
      <text:p text:style-name="P3"><text:s text:c="2"/>-2.6086740 <text:s text:c="6"/>6.8657889 <text:s text:c="5"/>-8.9785345 <text:s text:c="6"/>4.6703364 <text:s text:c="5"/>0.54891920 <text:s text:c="5"/>-8.3940974 <text:s text:c="5"/>-5.2656037 <text:s text:c="6"/>5.1105622 <text:s text:c="6"/>2.7500810 <text:s text:c="6"/>7.5109883 <text:s text:c="6"/>5.4796523 <text:s text:c="6"/>9.1413935 <text:s text:c="6"/>2.0645985 <text:s text:c="5"/>-3.7819297 <text:s text:c="5"/>-3.8121316 <text:s text:c="5"/>-1.5216914 <text:s text:c="6"/>10.472063 <text:s text:c="6"/>10.756644 <text:s text:c="5"/>-12.808315 <text:s text:c="5"/>-3.2649371 <text:s text:c="3"/></text:p>
      <text:p text:style-name="P3"><text:s text:c="3"/>4.2395374 <text:s text:c="5"/>-8.4943304 <text:s text:c="5"/>-3.9817579 <text:s text:c="5"/>-5.1799615 <text:s text:c="6"/>2.5102437 <text:s text:c="5"/>-1.9911264 <text:s text:c="5"/>0.23276902E-01 <text:s text:c="2"/>4.8850823 <text:s text:c="4"/>-0.69939738 <text:s text:c="6"/>3.1103510 <text:s text:c="5"/>0.94131700 <text:s text:c="5"/>0.10284713 <text:s text:c="6"/>4.3865474 <text:s text:c="6"/>5.2776985 <text:s text:c="6"/>4.2953560 <text:s text:c="5"/>-2.3233743 <text:s text:c="6"/>15.556085 <text:s text:c="5"/>-4.8151092 <text:s text:c="6"/>6.9185871 <text:s text:c="5"/>-8.0440978 <text:s text:c="3"/></text:p>
      <text:p text:style-name="P3"><text:s/>-0.75193463 <text:s text:c="6"/>2.3261727 <text:s text:c="5"/>-1.4131884 <text:s text:c="5"/>-1.7420666 <text:s text:c="6"/>3.6335352 <text:s text:c="5"/>-13.360496 <text:s text:c="6"/>6.8480197 <text:s text:c="5"/>-7.3610078 <text:s text:c="5"/>-2.3170964 <text:s text:c="6"/>3.3144431 <text:s text:c="5"/>-1.6072032 <text:s text:c="5"/>-3.5258292 <text:s text:c="6"/>4.2756271 <text:s text:c="5"/>-6.1851535 <text:s text:c="5"/>-5.3759474 <text:s text:c="5"/>-8.5609332 <text:s text:c="5"/>-3.9181126 <text:s text:c="4"/>-0.66337326 <text:s text:c="6"/>8.2351565 <text:s text:c="6"/>8.6265645 </text:p>
      <text:p text:style-name="P6">Ex. 4</text:p>
      <text:p text:style-name="P3"/>
      <text:p text:style-name="P1">Residuals<text:change-start text:change-id="ct56286784"/>:</text:p>
      <text:p text:style-name="P4">m<text:tab/>matrix6<text:tab/>matrix100</text:p>
      <text:p text:style-name="P4">0<text:tab/>23.270612<text:tab/>14.725804</text:p>
      <text:p text:style-name="P4">1<text:tab/>7.408628<text:tab/>14.725804</text:p>
      <text:p text:style-name="P7"><text:span text:style-name="T1">2<text:tab/>46.801251<text:tab/>14.725804</text:span></text:p>
      <text:p text:style-name="P1"/>
      <text:p text:style-name="P1"><text:change-end text:change-id="ct56286784"/><text:change text:change-id="ct53817024"/>I used <text:span text:style-name="T2">dgemm </text:span>for matrix multiplication. Makefile for compiling is attached. I did not manage to use LAPACK with C-standard newer than C89, is that how it just is or did I fail at googl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44:22.774351223</meta:creation-date>
    <dc:date>2017-01-31T13:29:24.927802247</dc:date>
    <meta:editing-duration>PT11M6S</meta:editing-duration>
    <meta:editing-cycles>5</meta:editing-cycles>
    <meta:generator>LibreOffice/4.2.8.2$Linux_X86_64 LibreOffice_project/420m0$Build-2</meta:generator>
    <dc:creator>Anni </dc:creator>
    <meta:document-statistic meta:table-count="0" meta:image-count="0" meta:object-count="0" meta:page-count="2" meta:paragraph-count="27" meta:word-count="237" meta:character-count="2469" meta:non-whitespace-character-count="1673"/>
  </office:meta>
</office:document-meta>
</file>